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apple-system, BlinkMacSystemFont, 'Segoe UI', Roboto, Oxygen, Cantarell, 'Open Sans', 'Helvetica Neue', sans-serif"/>
  </office:font-face-decls>
  <office:automatic-styles>
    <style:style style:name="P1" style:family="paragraph" style:parent-style-name="Standard">
      <style:text-properties fo:font-weight="bold" officeooo:rsid="0003f3f1" officeooo:paragraph-rsid="0003f3f1" style:font-weight-asian="bold" style:font-weight-complex="bold"/>
    </style:style>
    <style:style style:name="P2" style:family="paragraph" style:parent-style-name="Standard">
      <style:text-properties fo:font-weight="bold" officeooo:rsid="0003f3f1" officeooo:paragraph-rsid="000b2f25" style:font-weight-asian="bold" style:font-weight-complex="bold"/>
    </style:style>
    <style:style style:name="P3" style:family="paragraph" style:parent-style-name="Standard">
      <style:text-properties fo:font-weight="bold" officeooo:rsid="0005010d" officeooo:paragraph-rsid="0005010d" style:font-weight-asian="bold" style:font-weight-complex="bold"/>
    </style:style>
    <style:style style:name="P4" style:family="paragraph" style:parent-style-name="Standard">
      <style:text-properties officeooo:rsid="0003f3f1" officeooo:paragraph-rsid="0003f3f1"/>
    </style:style>
    <style:style style:name="P5" style:family="paragraph" style:parent-style-name="Standard">
      <style:text-properties fo:font-size="14pt" fo:font-weight="bold" officeooo:rsid="00062e09" officeooo:paragraph-rsid="001d9781" style:font-size-asian="14pt" style:font-weight-asian="bold" style:font-size-complex="14pt" style:font-weight-complex="bold"/>
    </style:style>
    <style:style style:name="P6" style:family="paragraph" style:parent-style-name="Standard">
      <style:text-properties fo:font-weight="bold" officeooo:rsid="00062e09" officeooo:paragraph-rsid="00062e09" style:font-weight-asian="bold" style:font-weight-complex="bold"/>
    </style:style>
    <style:style style:name="P7" style:family="paragraph" style:parent-style-name="Standard">
      <style:text-properties fo:font-weight="bold" officeooo:rsid="0007b66c" officeooo:paragraph-rsid="0007b66c" style:font-weight-asian="bold" style:font-weight-complex="bold"/>
    </style:style>
    <style:style style:name="P8" style:family="paragraph" style:parent-style-name="Standard">
      <style:text-properties officeooo:rsid="00062e09" officeooo:paragraph-rsid="0021cf72"/>
    </style:style>
    <style:style style:name="P9" style:family="paragraph" style:parent-style-name="Standard">
      <style:text-properties officeooo:rsid="00062e09" officeooo:paragraph-rsid="00062e09"/>
    </style:style>
    <style:style style:name="P10" style:family="paragraph" style:parent-style-name="Standard">
      <style:text-properties fo:font-weight="bold" officeooo:rsid="0007b66c" officeooo:paragraph-rsid="001e163f" style:font-weight-asian="bold" style:font-weight-complex="bold"/>
    </style:style>
    <style:style style:name="P11" style:family="paragraph" style:parent-style-name="Standard">
      <style:text-properties fo:font-weight="normal" officeooo:rsid="0007b66c" officeooo:paragraph-rsid="0021cf72" style:font-weight-asian="normal" style:font-weight-complex="normal"/>
    </style:style>
    <style:style style:name="P12" style:family="paragraph" style:parent-style-name="Standard">
      <style:text-properties fo:font-weight="normal" officeooo:rsid="0007b66c" officeooo:paragraph-rsid="001e163f" style:font-weight-asian="normal" style:font-weight-complex="normal"/>
    </style:style>
    <style:style style:name="P13" style:family="paragraph" style:parent-style-name="Standard">
      <style:text-properties fo:font-weight="normal" officeooo:rsid="0007b66c" officeooo:paragraph-rsid="0022f41e" style:font-weight-asian="normal" style:font-weight-complex="normal"/>
    </style:style>
    <style:style style:name="P14" style:family="paragraph" style:parent-style-name="Standard">
      <style:text-properties fo:font-weight="normal" officeooo:rsid="0007b66c" officeooo:paragraph-rsid="001ed091" style:font-weight-asian="normal" style:font-weight-complex="normal"/>
    </style:style>
    <style:style style:name="P15" style:family="paragraph" style:parent-style-name="Standard">
      <style:text-properties fo:font-weight="bold" officeooo:rsid="0007b66c" officeooo:paragraph-rsid="00203914" style:font-weight-asian="bold" style:font-weight-complex="bold"/>
    </style:style>
    <style:style style:name="P16" style:family="paragraph" style:parent-style-name="Standard">
      <style:text-properties fo:font-weight="bold" officeooo:rsid="0007b66c" officeooo:paragraph-rsid="0022f41e" style:font-weight-asian="bold" style:font-weight-complex="bold"/>
    </style:style>
    <style:style style:name="P17" style:family="paragraph" style:parent-style-name="Standard">
      <style:text-properties officeooo:rsid="0007b66c" officeooo:paragraph-rsid="00203914"/>
    </style:style>
    <style:style style:name="P18" style:family="paragraph" style:parent-style-name="Standard">
      <style:text-properties officeooo:rsid="0024a3e9" officeooo:paragraph-rsid="0024a3e9"/>
    </style:style>
    <style:style style:name="P19" style:family="paragraph" style:parent-style-name="Standard">
      <style:text-properties officeooo:rsid="0026adb6" officeooo:paragraph-rsid="0026adb6"/>
    </style:style>
    <style:style style:name="P20" style:family="paragraph" style:parent-style-name="Text_20_body">
      <style:text-properties fo:font-weight="normal" officeooo:rsid="0007b66c" officeooo:paragraph-rsid="00203914" style:font-weight-asian="normal" style:font-weight-complex="normal"/>
    </style:style>
    <style:style style:name="P21" style:family="paragraph" style:parent-style-name="Text_20_body" style:list-style-name="L1">
      <style:paragraph-properties fo:margin-left="0cm" fo:margin-right="0cm" fo:text-indent="0cm" style:auto-text-indent="false"/>
      <style:text-properties fo:font-weight="normal"/>
    </style:style>
    <style:style style:name="P22" style:family="paragraph" style:parent-style-name="Standard">
      <style:text-properties fo:font-weight="normal" officeooo:rsid="0007b66c" officeooo:paragraph-rsid="00203914" style:font-weight-asian="normal" style:font-weight-complex="normal"/>
    </style:style>
    <style:style style:name="T1" style:family="text">
      <style:text-properties officeooo:rsid="000b2f25"/>
    </style:style>
    <style:style style:name="T2" style:family="text">
      <style:text-properties officeooo:rsid="00062e09"/>
    </style:style>
    <style:style style:name="T3" style:family="text">
      <style:text-properties fo:font-weight="normal" style:font-weight-asian="normal" style:font-weight-complex="normal"/>
    </style:style>
    <style:style style:name="T4" style:family="text">
      <style:text-properties fo:font-weight="normal" officeooo:rsid="001c127b" style:font-weight-asian="normal" style:font-weight-complex="normal"/>
    </style:style>
    <style:style style:name="T5" style:family="text">
      <style:text-properties officeooo:rsid="00061bb3"/>
    </style:style>
    <style:style style:name="T6" style:family="text">
      <style:text-properties officeooo:rsid="0007b66c"/>
    </style:style>
    <style:style style:name="T7" style:family="text">
      <style:text-properties officeooo:rsid="001d9781"/>
    </style:style>
    <style:style style:name="T8" style:family="text">
      <style:text-properties fo:font-weight="normal" officeooo:rsid="0007b66c" style:font-weight-asian="normal" style:font-weight-complex="normal"/>
    </style:style>
    <style:style style:name="T9" style:family="text">
      <style:text-properties officeooo:rsid="001e163f"/>
    </style:style>
    <style:style style:name="T10" style:family="text">
      <style:text-properties officeooo:rsid="0022f41e"/>
    </style:style>
    <style:style style:name="T11" style:family="text">
      <style:text-properties officeooo:rsid="00203914"/>
    </style:style>
    <style:style style:name="T12" style:family="text">
      <style:text-properties fo:font-weight="normal" officeooo:rsid="00264857" style:font-weight-asian="normal" style:font-weight-complex="normal"/>
    </style:style>
    <style:style style:name="T13" style:family="text">
      <style:text-properties fo:font-variant="normal" fo:text-transform="none" fo:color="#fffff5" loext:opacity="86%" style:font-name="Ubuntu" fo:font-size="10.5pt" fo:letter-spacing="normal" fo:font-style="normal"/>
    </style:style>
    <style:style style:name="T14" style:family="text">
      <style:text-properties fo:font-variant="normal" fo:text-transform="none" fo:color="#fffff5" loext:opacity="86%" style:font-name="Ubuntu" fo:font-size="10.5pt" fo:letter-spacing="normal" fo:font-style="normal" fo:font-weight="bold"/>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MC Oral Health</text:p>
      <text:p text:style-name="P2">RESPONSE TO <text:span text:style-name="T1">EDITOR</text:span><text:span text:style-name="T2"> </text:span>COMMENTS:</text:p>
      <text:p text:style-name="P1"/>
      <text:p text:style-name="P1">Title: <text:span text:style-name="T3">The Influence of Microplate Spacing on Mandibular Ramus Fracture Fixation Stability: A Biomechanical Finite Element Analysis</text:span></text:p>
      <text:p text:style-name="P1">Submission ID: <text:span text:style-name="T3">052a1263-4d57-4e26-978c-e7795939d81a</text:span></text:p>
      <text:p text:style-name="P3">Submission version:<text:span text:style-name="T3"> v.</text:span><text:span text:style-name="T4">4</text:span><text:span text:style-name="T3">.0</text:span></text:p>
      <text:p text:style-name="P4"><text:tab/><text:line-break/><text:span text:style-name="T5">Dear </text:span><text:span text:style-name="T2">Dr. Kumbharkar</text:span><text:span text:style-name="T5">,</text:span></text:p>
      <text:p text:style-name="P4"><text:tab/>Thank you for the positive assessment of our manuscript. We are delighted by the provisional acceptance and have fully addressed the remaining requirements outlined in your review. Our point-by-point responses appear below.</text:p>
      <text:p text:style-name="P4"/>
      <text:p text:style-name="P5"><text:span text:style-name="T6">Response to </text:span>Editor</text:p>
      <text:p text:style-name="P6"/>
      <text:p text:style-name="P7">Comment<text:span text:style-name="T7">1</text:span>:</text:p>
      <text:p text:style-name="P8"><text:span text:style-name="T8">"</text:span>Research carried out on humans and/or human data must be in compliance with the Helsinki Declaration (http://www.wma.net/en/30publications/10policies/b3/index.html). Please include a statement clarifying whether your study adhered to the Declaration of Helsinki to this effect in the ‘Ethics approval and consent to participate’ section or appropriate national guidelines.<text:span text:style-name="T8">"</text:span></text:p>
      <text:p text:style-name="P9"/>
      <text:p text:style-name="P7">Response<text:span text:style-name="T9">1</text:span>:</text:p>
      <text:p text:style-name="P7"/>
      <text:p text:style-name="P9"><text:span text:style-name="T8"><text:tab/>The following content was added to the Ethics approval and consent to participate section: "This study adhered to the World Medical Association Declaration of Helsinki governing medical research."</text:span></text:p>
      <text:p text:style-name="P9"><text:span text:style-name="T8"/></text:p>
      <text:p text:style-name="P10">Comment<text:span text:style-name="T9">2</text:span>:</text:p>
      <text:p text:style-name="P10"/>
      <text:p text:style-name="P11">"On the system you have selected Data availability as "NO", we can see you have provided a data availability statement in the main MS. Could you please select "Data Availability" as "Yes" on the system and give the same statement as in MS?"</text:p>
      <text:p text:style-name="P12"/>
      <text:p text:style-name="P10">Response<text:span text:style-name="T9">2</text:span>:</text:p>
      <text:p text:style-name="P10"/>
      <text:p text:style-name="P13"><text:tab/>I sincerely apologize for selecting an incorrect option in the "Data <text:span text:style-name="T10">A</text:span>vailability" section. The corrections made are as follows: selected "Yes, I have research data to declare"in the Data availability section and provided a consistent description with the manuscript: "All data generated or analysed during this study are included in this published article."</text:p>
      <text:p text:style-name="P14"/>
      <text:p text:style-name="P15">Comment<text:span text:style-name="T11">3</text:span>:</text:p>
      <text:p text:style-name="P15"/>
      <text:p text:style-name="P13">"At this stage, please upload your manuscript as a single, final, clean version that does not contain any tracked changes, comments, highlights, strikethroughs, or text in different colors. All relevant tables/figures/additional files should also be clean versions and should remain uploaded as separate files. Please ensure that all figures, table,s and additional files are cited appropriately within the text."</text:p>
      <text:p text:style-name="P13"/>
      <text:p text:style-name="P16">Response<text:span text:style-name="T10">3</text:span>:</text:p>
      <text:p text:style-name="P16"/>
      <text:p text:style-name="P16"/>
      <text:p text:style-name="P17"><text:soft-page-break/><text:span text:style-name="T3"><text:tab/>Following a thorough review of the manuscript, I hereby confirm the following:The current version contains no tracked changes, comments, highlights, strikethroughs, or colored text. All figures and tables have been uploaded as individual files in the submission system. Each is cited appropriately within the main text</text:span><text:span text:style-name="T12">.</text:span></text:p>
      <text:p text:style-name="P17"><text:span text:style-name="T12"/></text:p>
      <text:p text:style-name="P18"><text:tab/>I deeply appreciate the opportunity to submit this work to BMC Oral Health. Your editorial team’s expertise and feedback will be invaluable to this research.</text:p>
      <text:p text:style-name="P18"/>
      <text:p text:style-name="P18">Respectfully submitted,</text:p>
      <text:p text:style-name="P18"/>
      <text:p text:style-name="P19">Jingxu Li</text:p>
      <text:p text:style-name="P19"/>
      <text:p text:style-name="P19">25 February, 2025</text:p>
      <text:p text:style-name="P19"/>
      <text:p text:style-name="P19">Affiliated Hospital of Yanbian University</text:p>
      <text:p text:style-name="P19"/>
      <text:p text:style-name="P19"/>
      <text:p text:style-name="P20"><text:span text:style-name="T13">All figures and tables have been uploaded as </text:span><text:span text:style-name="Strong_20_Emphasis"><text:span text:style-name="T14">individual files</text:span></text:span><text:span text:style-name="T13"> in the submission system.</text:span></text:p>
      <text:list text:style-name="L1">
        <text:list-header>
          <text:p text:style-name="P21"/>
        </text:list-header>
      </text:list>
      <text:p text:style-name="P22"><text:span text:style-name="T13">All figures and tables have been uploaded as individual files in the submission system.</text:span></text:p>
      <text:p text:style-name="P22"><text:span text:style-name="T13">Each is cited appropriately within the main text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wiss"/>
    <style:font-face style:name="Noto Sans CJK SC1"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buntu" svg:font-family="Ubuntu, apple-system, BlinkMacSystemFont, 'Segoe UI', Roboto, Oxygen, Cantarell, 'Open Sans',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CJK SC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24a3e9" style:font-name-asian="Liberation Sans" style:font-family-asian="'Liberation Sans'" style:font-family-generic-asian="swiss" style:font-pitch-asian="variable"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Noto Sans CJK SC1"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CJK SC" style:font-family-complex="'Noto Sans CJK SC'"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CJK SC"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style:font-family-complex="'Noto Sans CJK SC'"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3T13:40:57.830363961</meta:creation-date>
    <dc:date>2025-02-25T20:45:52.056178360</dc:date>
    <meta:editing-duration>PT5H19M21S</meta:editing-duration>
    <meta:editing-cycles>17</meta:editing-cycles>
    <meta:generator>LibreOffice/24.8.4.2$Linux_X86_64 LibreOffice_project/3e97788786b20d724e2ed0ea7a111abce73cab63</meta:generator>
    <meta:print-date>2025-02-25T20:44:42.880625871</meta:print-date>
    <meta:printed-by>PDF 文件</meta:printed-by>
    <meta:document-statistic meta:table-count="0" meta:image-count="0" meta:object-count="0" meta:page-count="2" meta:paragraph-count="29" meta:word-count="424" meta:character-count="2946" meta:non-whitespace-character-count="2543"/>
  </office:meta>
</office:document-meta>
</file>